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59000000474CCE4C6A.png"/>
  <manifest:file-entry manifest:media-type="image/jpeg" manifest:full-path="Object 1/Pictures/10000000000003200000025897513676.jpg"/>
  <manifest:file-entry manifest:media-type="" manifest:full-path="Object 1/Pictures/200001FF00002711000025EE5ABCDE7F.wmf"/>
  <manifest:file-entry manifest:media-type="" manifest:full-path="Object 1/Pictures/"/>
  <manifest:file-entry manifest:media-type="application/x-openoffice-gdimetafile;windows_formatname=&quot;GDIMetaFile&quot;" manifest:full-path="Object 1/ObjectReplacements/Object 1"/>
  <manifest:file-entry manifest:media-type="" manifest:full-path="Object 1/ObjectReplacement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Object 1/content.xml"/>
  <manifest:file-entry manifest:media-type="text/xml" manifest:full-path="Object 1/Object 1/styles.xml"/>
  <manifest:file-entry manifest:media-type="text/xml" manifest:full-path="Object 1/Object 1/meta.xml"/>
  <manifest:file-entry manifest:media-type="application/vnd.oasis.opendocument.chart" manifest:full-path="Object 1/Object 1/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3cm"/>
    </style:style>
    <style:style style:name="P1" style:family="paragraph">
      <style:paragraph-properties fo:margin-left="0cm" fo:margin-right="0cm" fo:text-indent="0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7.349cm" svg:height="18.171cm" svg:x="0.572cm" svg:y="1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1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style:use-window-font-color="true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use-window-font-color="true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use-window-font-color="true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use-window-font-color="true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use-window-font-color="true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use-window-font-color="true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use-window-font-color="true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use-window-font-color="true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Default" style:page-layout-name="PM1" draw:style-name="dp1">
      <presentation:notes style:page-layout-name="PM2">
        <draw:page-thumbnail presentation:style-name="Default-title" draw:layer="backgroundobjects" svg:width="13.708cm" svg:height="10.281cm" svg:x="3.64cm" svg:y="2.853cm" presentation:class="page"/>
        <draw:frame presentation:style-name="Default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thorsten bosbach</meta:initial-creator>
    <meta:creation-date>2002-06-05T12:35:43</meta:creation-date>
    <dc:creator>thorsten bosbach</dc:creator>
    <dc:date>2002-06-05T12:36:58</dc:date>
    <meta:editing-cycles>3</meta:editing-cycles>
    <meta:editing-duration>PT4M7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/>
      <style:text-properties fo:color="#000000" fo:font-family="Albany" style:font-family-generic="swiss" style:font-pitch="variable" fo:font-size="10.6000003814697pt" style:font-family-asian="'Andale WT UI', 'MS Mincho', 'HG Mincho L', 'MS PGothic', 'Arial Unicode MS'" style:font-size-asian="10.6000003814697pt" style:font-family-complex="'Simplified Arabic', 'Andale WT UI', 'Arial Unicode MS'" style:font-size-complex="10.6000003814697pt"/>
    </style:style>
    <style:style style:name="ch3" style:family="chart">
      <style:graphic-properties draw:fill="none" draw:fill-color="#d9d9d9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size-asian="5.69999980926514pt" style:font-family-complex="'Simplified Arabic', 'Andale WT UI', 'Arial Unicode MS'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size-asian="5.69999980926514pt" style:font-family-complex="'Simplified Arabic', 'Andale WT UI', 'Arial Unicode MS'" style:font-size-complex="5.69999980926514pt"/>
    </style:style>
    <style:style style:name="ch7" style:family="chart">
      <style:graphic-properties draw:fill-color="#9999ff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8" style:family="chart">
      <style:graphic-properties draw:fill-color="#993366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9" style:family="chart">
      <style:graphic-properties draw:fill-color="#ffffcc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6.642cm" svg:height="5.716cm" chart:class="chart:bar" chart:style-name="ch1">
        <chart:title svg:x="2.576cm" svg:y="0.115cm" chart:style-name="ch2">
          <text:p>Main title</text:p>
        </chart:title>
        <chart:legend chart:legend-position="end" svg:x="5.361cm" svg:y="2.446cm" chart:style-name="ch3"/>
        <chart:plot-area chart:style-name="ch4" chart:data-source-has-labels="both" svg:x="0.132cm" svg:y="0.761cm" svg:width="4.965cm" svg:height="4.84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  <table:table-cell office:value-type="string">
                <text:p>Column 2 </text:p>
              </table:table-cell>
              <table:table-cell office:value-type="string">
                <text:p>Column 3 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39$Build-9242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gradient" draw:fill-image-width="1cm" draw:fill-image-height="1cm" draw:textarea-horizontal-align="center" draw:textarea-vertical-align="middle"/>
    </style:style>
    <style:style style:name="gr6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6pt"/>
    </style:style>
    <style:style style:name="P4" style:family="paragraph">
      <style:text-properties fo:font-weight="bold"/>
    </style:style>
    <style:style style:name="P5" style:family="paragraph">
      <style:text-properties fo:font-style="italic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text-indent="0cm"/>
      <style:text-properties fo:color="#ff3366"/>
    </style:style>
    <style:style style:name="T1" style:family="text">
      <style:text-properties fo:font-size="36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3366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16cm" svg:height="10.736cm" svg:x="13.033cm" svg:y="0cm">
          <draw:image xlink:href="Pictures/10000000000003200000025897513676.jpg" xlink:type="simple" xlink:show="embed" xlink:actuate="onLoad">
            <text:p text:style-name="P2"/>
          </draw:image>
        </draw:frame>
        <dr3d:scene draw:style-name="gr2" svg:width="7.594cm" svg:height="6.06cm" svg:x="19.394cm" svg:y="12.11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frame draw:style-name="gr4" draw:text-style-name="P3" draw:layer="layout" svg:width="16.25cm" svg:height="1.406cm" svg:x="0cm" svg:y="0.364cm">
          <draw:text-box>
            <text:p text:style-name="P2"><text:span text:style-name="T1">Test document for grafic-export</text:span></text:p>
          </draw:text-box>
        </draw:frame>
        <draw:frame draw:style-name="gr4" draw:text-style-name="P4" draw:layer="layout" svg:width="11.61cm" svg:height="0.958cm" svg:x="1.059cm" svg:y="2.376cm">
          <draw:text-box>
            <text:p text:style-name="P2"><text:span text:style-name="T2">Test document for grafic-export</text:span></text:p>
          </draw:text-box>
        </draw:frame>
        <draw:frame draw:style-name="gr4" draw:text-style-name="P5" draw:layer="layout" svg:width="10.814cm" svg:height="0.945cm" svg:x="2.408cm" svg:y="3.485cm">
          <draw:text-box>
            <text:p text:style-name="P2"><text:span text:style-name="T3">Test document for grafic-export</text:span></text:p>
          </draw:text-box>
        </draw:frame>
        <draw:frame draw:style-name="gr4" draw:text-style-name="P6" draw:layer="layout" svg:width="10.848cm" svg:height="0.954cm" svg:x="2.937cm" svg:y="4.625cm">
          <draw:text-box>
            <text:p text:style-name="P2"><text:span text:style-name="T4">Test document for grafic-export</text:span></text:p>
          </draw:text-box>
        </draw:frame>
        <draw:rect draw:style-name="gr5" draw:text-style-name="P1" draw:layer="layout" svg:width="9.604cm" svg:height="5.212cm" svg:x="0.794cm" svg:y="7.111cm">
          <text:p text:style-name="P2"/>
        </draw:rect>
        <draw:frame draw:style-name="gr6" draw:layer="layout" svg:width="6.64cm" svg:height="5.714cm" svg:x="11.192cm" svg:y="12.4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841cm" svg:height="4.7cm" svg:x="3.201cm" svg:y="13.457cm">
          <draw:image xlink:href="Pictures/200001FF00002711000025EE5ABCDE7F.wmf" xlink:type="simple" xlink:show="embed" xlink:actuate="onLoad">
            <text:p text:style-name="P2"/>
          </draw:image>
        </draw:frame>
        <draw:frame draw:style-name="gr4" draw:text-style-name="P7" draw:layer="layout" svg:width="10.848cm" svg:height="0.954cm" draw:transform="rotate (0.7853981633973) translate (8.125cm 11.533cm)">
          <draw:text-box>
            <text:p text:style-name="P2"><text:span text:style-name="T5">Test document for grafic-export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marker draw:name="Arrow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WT UI', 'MS Mincho', 'HG Mincho L', 'MS PGothic', 'Arial Unicode MS'" style:font-size-asian="24pt" style:font-style-asian="normal" style:font-weight-asian="normal" style:font-family-complex="'Simplified Arabic', 'Andale WT UI', 'Arial Unicode MS'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